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WenQuanYi Zen Hei Sharp" svg:font-family="'WenQuanYi Zen Hei Sharp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 + Tab – scroll applications </text:p>
      <text:p text:style-name="Standard"/>
      <text:p text:style-name="Standard">GNOME Tweak Tool</text:p>
      <text:p text:style-name="Standard"/>
      <text:p text:style-name="Standard">Когато отворим менюто в горния десен ъгъл и задържим алт, бутонът suspend става power off. </text:p>
      <text:p text:style-name="Standard"/>
      <text:p text:style-name="Standard">Когато натиснем бутона Activities в горния ляв ъгъл:</text:p>
      <text:p text:style-name="Standard"/>
      <text:p text:style-name="Standard">- в лявата част на дисплейя виждаме лента с програми</text:p>
      <text:p text:style-name="Standard"/>
      <text:p text:style-name="Standard">- в дясната част на дисплея виждаме workspace-ове.</text:p>
      <text:p text:style-name="Standard"/>
      <text:p text:style-name="Standard">- в горната част има 2 бутона – windows и applications. При натискане на Windows виждаме по средата всички отворени прозорци. От аpplications виждаме всички инсталирани програми, които можем да стартираме от това меню. Когато изберем applications в дясната част на дисплейя ще видим категории, на които са разпределени различните програми.</text:p>
      <text:p text:style-name="Standard"/>
      <text:p text:style-name="Standard">- горе вдясно има search bar, в които можем да търсим програми.</text:p>
      <text:p text:style-name="Standard"/>
      <text:p text:style-name="Standard">Вместо да натискаме applications бутона от менюто, можем да го достъпим при натискане на Аlt+F1 или на натискане на Windows бутона.</text:p>
      <text:p text:style-name="Standard"/>
      <text:p text:style-name="Standard">Moжем с drag'n'drop да добавяме програми то applications в лената вляво. Можем да го сторим И с дясно кликване и “add to favorites”. Менюто се разширява с добавяне на повече програми. Ако дадена програма от това мену е вече отворена, нейната икона ще е с бяла сянка и при натискането на иконата ще се отвори вече отворената инстанция. </text:p>
      <text:p text:style-name="Standard"/>
      <text:p text:style-name="Standard">Отваряме в нов userspace дадена програма чрез кликване със scroll бутона на мишката.</text:p>
      <text:p text:style-name="Standard"/>
      <text:p text:style-name="Standard">С дясно кликване върху иконата на дадена програма можем да видим всички отворени нейни прозорци и да ги сменяме, както и да отворим нов прозорец.</text:p>
      <text:p text:style-name="Standard"/>
      <text:p text:style-name="Standard">С drag'n'drop към дясната лента можем да преместваме програмите от един workspace в друг и да отваряме нов workspace с тях. </text:p>
      <text:p text:style-name="Standard"/>
      <text:p text:style-name="Standard">Когато скролираме над thumbnail-a на дадена програма можем със сркола да го увеличаваме и смаляваме. </text:p>
      <text:p text:style-name="Standard"/>
      <text:p text:style-name="Standard">С <text:s/>Ctrl+Alt+Tab можем да избираме различни части от menu-то (Аccessibility switcher).</text:p>
      <text:p text:style-name="Standard"/>
      <text:p text:style-name="Standard">С drag'n'drop можем да разделяме даден workspace на две, така че прозореца на дадена програма да заема половината от този workspac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WenQuanYi Zen Hei Sharp" svg:font-family="'WenQuanYi Zen Hei Sharp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n" fo:country="US" style:letter-kerning="true" style:font-name-asian="WenQuanYi Zen Hei Sharp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Devanagar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1T14:19:01.512606200</meta:creation-date>
    <meta:editing-duration>P11DT11H31M44S</meta:editing-duration>
    <meta:document-statistic meta:table-count="0" meta:image-count="0" meta:object-count="0" meta:page-count="1" meta:paragraph-count="16" meta:word-count="296" meta:character-count="1833" meta:non-whitespace-character-count="1544"/>
    <meta:generator>LibreOffice/4.1.0.4$Linux_x86 LibreOffice_project/410m0$Build-4</meta:generator>
  </office:meta>
</office:document-meta>
</file>